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se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set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setProperty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setProperty.tsx_setProperty( String name , String propert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sx_setProperty.tsx_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